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officeooo:rsid="001f90a5" officeooo:paragraph-rsid="001f90a5" style:font-size-asian="18pt" style:font-size-complex="18pt"/>
    </style:style>
    <style:style style:name="P2" style:family="paragraph" style:parent-style-name="Standard">
      <style:text-properties style:font-name="Arial" fo:font-size="18pt" style:font-size-asian="18pt" style:font-size-complex="18pt"/>
    </style:style>
    <style:style style:name="P3" style:family="paragraph" style:parent-style-name="Standard">
      <style:text-properties style:font-name="Arial" fo:font-size="18pt" officeooo:paragraph-rsid="0020da9a" style:font-size-asian="18pt" style:font-size-complex="18pt"/>
    </style:style>
    <style:style style:name="P4" style:family="paragraph" style:parent-style-name="Standard">
      <style:text-properties style:font-name="Arial" fo:font-size="18pt" officeooo:rsid="001f90a5" officeooo:paragraph-rsid="0020da9a" style:font-size-asian="18pt" style:font-size-complex="18pt"/>
    </style:style>
    <style:style style:name="P5" style:family="paragraph" style:parent-style-name="Standard">
      <style:text-properties style:font-name="Arial" fo:font-size="18pt" officeooo:rsid="00212112" officeooo:paragraph-rsid="00212112" style:font-size-asian="18pt" style:font-size-complex="18pt"/>
    </style:style>
    <style:style style:name="P6" style:family="paragraph" style:parent-style-name="Standard">
      <style:text-properties style:font-name="Arial" fo:font-size="18pt" officeooo:paragraph-rsid="001f90a5" style:font-size-asian="18pt" style:font-size-complex="18pt"/>
    </style:style>
    <style:style style:name="T1" style:family="text">
      <style:text-properties officeooo:rsid="0020da9a"/>
    </style:style>
    <style:style style:name="T2" style:family="text">
      <style:text-properties officeooo:rsid="001f90a5"/>
    </style:style>
    <style:style style:name="T3" style:family="text">
      <style:text-properties officeooo:rsid="002121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how my voice sounds with PodcastPlugins</text:p>
      <text:p text:style-name="P2"/>
      <text:p text:style-name="P3">Hi, my name is Klaus.</text:p>
      <text:p text:style-name="P3"/>
      <text:p text:style-name="P3">I'm a mix and mastering engineer</text:p>
      <text:p text:style-name="P3">and for the past 20 years</text:p>
      <text:p text:style-name="P3">I've worked on countless vocal and speech performances.</text:p>
      <text:p text:style-name="P2"/>
      <text:p text:style-name="P2">And I love podcasts!</text:p>
      <text:p text:style-name="P2"/>
      <text:p text:style-name="P2">Wel<text:span text:style-name="T1">l <text:s text:c="3"/></text:span><text:s/>the ones that sound good.</text:p>
      <text:p text:style-name="P2"/>
      <text:p text:style-name="P3"><text:span text:style-name="T2">And h</text:span>ere's the problem:</text:p>
      <text:p text:style-name="P3"/>
      <text:p text:style-name="P3">great content doesn't always come with great sound quality.</text:p>
      <text:p text:style-name="P2"/>
      <text:p text:style-name="P2">In fact, many amazing podcasts suffer from bad audio.</text:p>
      <text:p text:style-name="P2"/>
      <text:p text:style-name="P2">So let's fix that.</text:p>
      <text:p text:style-name="P2"/>
      <text:p text:style-name="P4">I took everything I know about mixing vocals</text:p>
      <text:p text:style-name="P4">and put it into a set of super<text:span text:style-name="T3">-</text:span>easy<text:span text:style-name="T3">-</text:span>to<text:span text:style-name="T3">-</text:span>use audio plugins.</text:p>
      <text:p text:style-name="P1"/>
      <text:p text:style-name="P1">And I called them PodcastPlugins<text:span text:style-name="T3"> ;)</text:span></text:p>
      <text:p text:style-name="P2"/>
      <text:p text:style-name="P1">Let's listen:</text:p>
      <text:p text:style-name="P5"/>
      <text:p text:style-name="P5">----------</text:p>
      <text:p text:style-name="P2"/>
      <text:p text:style-name="P6"><text:span text:style-name="T2">Download PodcastPlugins for free and give it a try. </text:span></text:p>
      <text:p text:style-name="P6"/>
      <text:p text:style-name="P3"><text:span text:style-name="T1">Check out the video tutorials to get started.</text:span></text:p>
      <text:p text:style-name="P2"/>
      <text:p text:style-name="P2">Thanks for watching, and happy podcasting!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6:37:38.691312034</meta:creation-date>
    <meta:print-date>2025-02-22T17:00:28.048158652</meta:print-date>
    <dc:date>2025-02-24T09:51:52.440407780</dc:date>
    <meta:editing-duration>PT37M46S</meta:editing-duration>
    <meta:editing-cycles>1</meta:editing-cycles>
    <meta:document-statistic meta:table-count="0" meta:image-count="0" meta:object-count="0" meta:page-count="1" meta:paragraph-count="19" meta:word-count="119" meta:character-count="685" meta:non-whitespace-character-count="580"/>
    <meta:generator>LibreOffice/24.8.2.1$MacOSX_AARCH64 LibreOffice_project/0f794b6e29741098670a3b95d60478a65d05ef13</meta:generator>
  </office:meta>
</office:document-meta>
</file>